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Standard">
      <style:text-properties officeooo:paragraph-rsid="01b0b68e"/>
    </style:style>
    <style:style style:name="P4" style:family="paragraph" style:parent-style-name="Table_20_Contents">
      <style:text-properties officeooo:paragraph-rsid="0007d180"/>
    </style:style>
    <style:style style:name="P5" style:family="paragraph" style:parent-style-name="Table_20_Contents">
      <style:paragraph-properties fo:text-align="start" style:justify-single-word="false"/>
      <style:text-properties style:font-size-complex="11pt"/>
    </style:style>
    <style:style style:name="P6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316f21" style:font-size-asian="11pt" style:font-size-complex="11pt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paragraph-rsid="018b5b34"/>
    </style:style>
    <style:style style:name="P11" style:family="paragraph" style:parent-style-name="Text_20_body">
      <style:text-properties officeooo:rsid="018b5b34" officeooo:paragraph-rsid="018b5b34"/>
    </style:style>
    <style:style style:name="P12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3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4" style:family="paragraph" style:parent-style-name="Text_20_body">
      <style:text-properties officeooo:rsid="018b5b34" officeooo:paragraph-rsid="01a899a2"/>
    </style:style>
    <style:style style:name="P15" style:family="paragraph" style:parent-style-name="Text_20_body">
      <style:text-properties officeooo:paragraph-rsid="01a62bea"/>
    </style:style>
    <style:style style:name="P16" style:family="paragraph" style:parent-style-name="Text_20_body">
      <style:text-properties officeooo:rsid="01a62bea" officeooo:paragraph-rsid="01a62bea"/>
    </style:style>
    <style:style style:name="P17" style:family="paragraph" style:parent-style-name="Text_20_body">
      <style:text-properties officeooo:paragraph-rsid="01a899a2"/>
    </style:style>
    <style:style style:name="P18" style:family="paragraph" style:parent-style-name="Text_20_body">
      <style:text-properties officeooo:rsid="018afe29" officeooo:paragraph-rsid="01b4d436"/>
    </style:style>
    <style:style style:name="P19" style:family="paragraph" style:parent-style-name="Table_20_Main_20_Content_20_Left">
      <style:text-properties officeooo:paragraph-rsid="015eeddc"/>
    </style:style>
    <style:style style:name="P20" style:family="paragraph" style:parent-style-name="Table_20_Main_20_Content_20_Left">
      <style:text-properties officeooo:paragraph-rsid="016347e9"/>
    </style:style>
    <style:style style:name="P21" style:family="paragraph" style:parent-style-name="Table_20_Main_20_Content_20_Left">
      <style:paragraph-properties fo:text-align="end" style:justify-single-word="false"/>
    </style:style>
    <style:style style:name="P22" style:family="paragraph" style:parent-style-name="Table_20_Main_20_Content_20_Left">
      <style:text-properties fo:font-size="9pt" style:font-size-asian="9pt" style:font-size-complex="9pt"/>
    </style:style>
    <style:style style:name="P2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5" style:family="paragraph" style:parent-style-name="Text_20_body" style:master-page-name="">
      <style:paragraph-properties style:page-number="auto" fo:break-before="auto" fo:break-after="auto"/>
    </style:style>
    <style:style style:name="P26" style:family="paragraph" style:parent-style-name="Table_20_Main_20_Header">
      <style:text-properties fo:font-size="9pt" officeooo:paragraph-rsid="016d7b78" style:font-size-asian="9pt" style:font-size-complex="9pt"/>
    </style:style>
    <style:style style:name="P27" style:family="paragraph" style:parent-style-name="Table_20_Main_20_Header">
      <style:text-properties fo:font-size="9pt" officeooo:paragraph-rsid="01849449" style:font-size-asian="9pt" style:font-size-complex="9pt"/>
    </style:style>
    <style:style style:name="P28" style:family="paragraph" style:parent-style-name="Table_20_Main_20_Header">
      <style:text-properties fo:font-size="9pt" officeooo:paragraph-rsid="010c9caa" style:font-size-asian="9pt" style:font-size-complex="9pt"/>
    </style:style>
    <style:style style:name="P29" style:family="paragraph" style:parent-style-name="Table_20_Main_20_Header">
      <style:text-properties fo:font-size="9pt" officeooo:paragraph-rsid="0161bffc" style:font-size-asian="9pt" style:font-size-complex="9pt"/>
    </style:style>
    <style:style style:name="P30" style:family="paragraph" style:parent-style-name="Table_20_Main_20_Header">
      <style:text-properties fo:font-size="9pt" officeooo:rsid="01ac9c9a" officeooo:paragraph-rsid="01849449" style:font-size-asian="9pt" style:font-size-complex="9pt"/>
    </style:style>
    <style:style style:name="P31" style:family="paragraph" style:parent-style-name="Table_20_Main_20_Header">
      <style:text-properties fo:font-size="7pt" officeooo:paragraph-rsid="0161bffc" style:font-size-asian="7pt" style:font-size-complex="7pt"/>
    </style:style>
    <style:style style:name="P32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33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4" style:family="paragraph" style:parent-style-name="Table_20_Totals_20_Header">
      <style:text-properties fo:font-size="9pt" style:font-size-asian="9pt" style:font-size-complex="9pt"/>
    </style:style>
    <style:style style:name="P35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6" style:family="paragraph" style:parent-style-name="Table_20_Totals_20_Content_20_Highlight">
      <style:text-properties fo:font-size="9pt" style:font-size-asian="9pt" style:font-size-complex="9pt"/>
    </style:style>
    <style:style style:name="P37" style:family="paragraph" style:parent-style-name="Table_20_Main_20_Content_20_Center">
      <style:text-properties fo:font-size="9pt" style:font-size-asian="9pt" style:font-size-complex="9pt"/>
    </style:style>
    <style:style style:name="P38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5bdbd"/>
    </style:style>
    <style:style style:name="T7" style:family="text">
      <style:text-properties officeooo:rsid="018afe29"/>
    </style:style>
    <style:style style:name="T8" style:family="text">
      <style:text-properties officeooo:rsid="018b5b34"/>
    </style:style>
    <style:style style:name="T9" style:family="text">
      <style:text-properties officeooo:rsid="018d3d06"/>
    </style:style>
    <style:style style:name="T10" style:family="text">
      <style:text-properties officeooo:rsid="0190bdc4"/>
    </style:style>
    <style:style style:name="T11" style:family="text">
      <style:text-properties officeooo:rsid="01a62bea"/>
    </style:style>
    <style:style style:name="T12" style:family="text">
      <style:text-properties officeooo:rsid="01a899a2"/>
    </style:style>
    <style:style style:name="T13" style:family="text">
      <style:text-properties officeooo:rsid="01b4d436"/>
    </style:style>
    <style:style style:name="T14" style:family="text">
      <style:text-properties officeooo:rsid="01b61a3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umber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  <text:user-field-decl office:value-type="string" office:string-value="Payment Terms" text:name="py3o.l.invoice_payment_term_id.name"/>
      </text:user-field-decls>
      <text:p text:style-name="P3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7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Line94875748327792">
          <table:table-cell table:style-name="TableBox94875748320864" office:value-type="string">
            <text:p text:style-name="P5"/>
          </table:table-cell>
          <table:table-cell table:style-name="TableBox94875748524768" office:value-type="string">
            <text:p text:style-name="P5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8"/>
      <text:p text:style-name="P15"><text:a xlink:type="simple" xlink:href="py3o://if=%22lang=='fr_FR'%22" text:style-name="Internet_20_link" text:visited-style-name="Visited_20_Internet_20_Link"><text:span text:style-name="T7">if="lang=='fr_FR'"</text:span></text:a></text:p>
      <text:p text:style-name="P3">Date : <text:text-input text:description="py3o://function=&quot;o_format_date(o.date, lang_code=lang)&quot;">[o.date]</text:text-input></text:p>
      <text:p text:style-name="Standard">Objet : Relance impayé n°<text:user-field-get text:name="py3o.o.counter">Counter</text:user-field-get></text:p>
      <text:p text:style-name="Standard"/>
      <text:p text:style-name="Standard"><text:tab/><text:span text:style-name="T13">Cher client,</text:span></text:p>
      <text:p text:style-name="Standard"/>
      <text:p text:style-name="P18">Dans nos livres de comptes, les factures suivantes sont échues et non encore soldées :</text:p>
      <text:p text:style-name="P15"><text:a xlink:type="simple" xlink:href="py3o:///if" text:style-name="Internet_20_link" text:visited-style-name="Visited_20_Internet_20_Link"><text:span text:style-name="T7">/if</text:span></text:a></text:p>
      <text:p text:style-name="P15"><text:a xlink:type="simple" xlink:href="py3o://if=%22lang=='en_US'%22" text:style-name="Internet_20_link" text:visited-style-name="Visited_20_Internet_20_Link"><text:span text:style-name="T7">if="lang=='en_US'"</text:span></text:a></text:p>
      <text:p text:style-name="P3">Date: <text:text-input text:description="py3o://function=&quot;o_format_date(o.date, lang_code=lang)&quot;">[o.date]</text:text-input></text:p>
      <text:p text:style-name="P16">Object: Overdue reminder n°<text:user-field-get text:name="py3o.o.counter">Counter</text:user-field-get></text:p>
      <text:p text:style-name="P16"/>
      <text:p text:style-name="P16"><text:tab/><text:span text:style-name="T13">Dear customer,</text:span></text:p>
      <text:p text:style-name="P16"/>
      <text:p text:style-name="P18"><text:span text:style-name="T11">According to our books</text:span>, <text:span text:style-name="T11">the invoices below are overdue</text:span>:</text:p>
      <text:p text:style-name="P16"><text:a xlink:type="simple" xlink:href="py3o:///if" text:style-name="Internet_20_link" text:visited-style-name="Visited_20_Internet_20_Link"><text:span text:style-name="T7">/if</text:span></text:a>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0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6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7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6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6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6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8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29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1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9"><text:a xlink:type="simple" xlink:href="py3o://for=%22l%20in%20o.invoice_ids.sorted(key='invoice_date')%22" text:style-name="Internet_20_link" text:visited-style-name="Visited_20_Internet_20_Link"><text:span text:style-name="T14">for="l in o.invoice_ids.sorted(key='invoice_date'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1"/>
          </table:table-cell>
          <table:table-cell table:style-name="Tableau5.G2" office:value-type="string">
            <text:p text:style-name="P21"/>
          </table:table-cell>
          <table:table-cell table:style-name="Tableau5.H2" office:value-type="string">
            <text:p text:style-name="P21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7"><text:user-field-get text:name="py3o.l.name">Invoice Number</text:user-field-get></text:p>
          </table:table-cell>
          <table:table-cell table:style-name="Tableau5.B3" office:value-type="string">
            <text:p text:style-name="P38"><text:text-input text:description="py3o://function=&quot;o_format_date(l.invoice_date, lang_code=lang)&quot;">[l.date_invoice]</text:text-input></text:p>
          </table:table-cell>
          <table:table-cell table:style-name="Tableau5.C3" office:value-type="string">
            <text:p text:style-name="P23"><text:user-field-get text:name="py3o.l.invoice_payment_term_id.name">Payment Terms</text:user-field-get></text:p>
          </table:table-cell>
          <table:table-cell table:style-name="Tableau5.D3" office:value-type="string">
            <text:p text:style-name="P23"><text:text-input text:description="py3o://function=&quot;o_format_date(l.invoice_date_due, lang_code=lang)&quot;">[l.date_due]</text:text-input></text:p>
          </table:table-cell>
          <table:table-cell table:style-name="Tableau5.E3" office:value-type="string">
            <text:p text:style-name="P22"><text:user-field-get text:name="py3o.l.ref">Reference</text:user-field-get></text:p>
          </table:table-cell>
          <table:table-cell table:style-name="Tableau5.F3" office:value-type="string">
            <text:p text:style-name="P24"><text:text-input text:description="py3o://function=&quot;o_format_lang(l.amount_untaxed * (l.move_type == 'out_refund' and -1 or 1), currency_obj=l.currency_id, lang_code=lang)&quot;">[l.amount_untaxed]</text:text-input></text:p>
          </table:table-cell>
          <table:table-cell table:style-name="Tableau5.G3" office:value-type="string">
            <text:p text:style-name="P24"><text:text-input text:description="py3o://function=&quot;o_format_lang(l.amount_total * (l.move_type == 'out_refund' and -1 or 1), currency_obj=l.currency_id, lang_code=lang)&quot;">[l.amount_total]</text:text-input></text:p>
          </table:table-cell>
          <table:table-cell table:style-name="Tableau5.H3" office:value-type="string">
            <text:p text:style-name="P32"><text:text-input text:description="py3o://function=&quot;o_format_lang(l.amount_residual * (l.move_type == 'out_refund' and -1 or 1), currency_obj=l.currency_id, lang_code=lang)&quot;">[l.amount_residual]</text:text-input></text:p>
          </table:table-cell>
          <table:table-cell table:style-name="Tableau5.I3" office:value-type="string">
            <text:p text:style-name="P33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1"/>
          </table:table-cell>
          <table:table-cell table:style-name="Tableau5.G4" office:value-type="string">
            <text:p text:style-name="P21"/>
          </table:table-cell>
          <table:table-cell table:style-name="Tableau5.H4" office:value-type="string">
            <text:p text:style-name="P21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0"><text:a xlink:type="simple" xlink:href="py3o://for=%22(currency,%20total_residual)%20in%20o.total_residual()%22" text:style-name="Internet_20_link" text:visited-style-name="Visited_20_Internet_20_Link"><text:span text:style-name="T10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4"/>
          </table:table-cell>
          <table:table-cell table:style-name="Tableau5.H5" office:value-type="string">
            <text:p text:style-name="P36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0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5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6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0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4"/>
          </table:table-cell>
          <table:table-cell table:style-name="Tableau5.H7" office:value-type="string">
            <text:p text:style-name="P36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25"/>
      <text:p text:style-name="P10"><text:a xlink:type="simple" xlink:href="py3o://if=%22lang=='fr_FR'%22" text:style-name="Internet_20_link" text:visited-style-name="Visited_20_Internet_20_Link"><text:span text:style-name="T7">if="lang=='fr_FR'"</text:span></text:a></text:p>
      <text:p text:style-name="P11">Si vous avez effectué un règlement pour ces factures il y a quelques jours, nous vous prions d'ignorer cette lettre.</text:p>
      <text:p text:style-name="P11"/>
      <text:p text:style-name="P10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2">Nous sommes au regret de constater que, malgré nos précédentes relances, ces factures ne sont pas encore soldées. Pour éviter de recourir à la voie judiciaire, <text:span text:style-name="T9">nous vous demandons de procéder au règlement du solde de ces factures dans les tous prochains jours.</text:span></text:p>
      <text:p text:style-name="P11"/>
      <text:p text:style-name="P11"><text:a xlink:type="simple" xlink:href="py3o:///if" text:style-name="Internet_20_link" text:visited-style-name="Visited_20_Internet_20_Link"><text:span text:style-name="T7">/if</text:span></text:a></text:p>
      <text:p text:style-name="P11">Veuillez agréer, cher client, l'expression de nos sentiments les meilleurs.</text:p>
      <text:p text:style-name="P10"><text:a xlink:type="simple" xlink:href="py3o:///if" text:style-name="Internet_20_link" text:visited-style-name="Visited_20_Internet_20_Link"><text:span text:style-name="T7">/if</text:span></text:a></text:p>
      <text:p text:style-name="P10"><text:a xlink:type="simple" xlink:href="py3o://if=%22lang=='en_US'%22" text:style-name="Internet_20_link" text:visited-style-name="Visited_20_Internet_20_Link"><text:span text:style-name="T7">if="lang=='en_US'"</text:span></text:a></text:p>
      <text:p text:style-name="P11">If you made a payment for these invoices a few days ago, please ignore this letter.</text:p>
      <text:p text:style-name="P11"/>
      <text:p text:style-name="P17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3"><text:soft-page-break/><text:span text:style-name="T12">We regret that</text:span>, <text:span text:style-name="T12">despite</text:span> <text:span text:style-name="T12">our previous reminders</text:span>, <text:span text:style-name="T12">these invoices are still unpaid</text:span>. <text:span text:style-name="T12">To avoid legal proceedings</text:span>, <text:span text:style-name="T12">we invite you to pay the residual amount of these invoices as soon as possible.</text:span></text:p>
      <text:p text:style-name="P14"/>
      <text:p text:style-name="P14"><text:a xlink:type="simple" xlink:href="py3o:///if" text:style-name="Internet_20_link" text:visited-style-name="Visited_20_Internet_20_Link"><text:span text:style-name="T7">/if</text:span></text:a></text:p>
      <text:p text:style-name="P11">Yours faithfully,</text:p>
      <text:p text:style-name="P10"><text:a xlink:type="simple" xlink:href="py3o:///if" text:style-name="Internet_20_link" text:visited-style-name="Visited_20_Internet_20_Link"><text:span text:style-name="T7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875809938976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3-02-28T17:53:00.862935942</dc:date>
    <meta:editing-duration>PT15H32M2S</meta:editing-duration>
    <meta:editing-cycles>423</meta:editing-cycles>
    <meta:generator>LibreOffice/6.4.7.2$Linux_X86_64 LibreOffice_project/40$Build-2</meta:generator>
    <meta:document-statistic meta:table-count="3" meta:image-count="0" meta:object-count="0" meta:page-count="2" meta:paragraph-count="61" meta:word-count="278" meta:character-count="1710" meta:non-whitespace-character-count="1521"/>
  </office:meta>
</office:document-meta>
</file>